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Source Sans Pro SemiBold" svg:font-family="'Source Sans Pro SemiBold'" style:font-family-generic="swiss"/>
    <style:font-face style:name="Source Sans Pro Semibold2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306db3" presentation:display-footer="false" presentation:display-page-number="false" presentation:display-date-time="false"/>
    </style:style>
    <style:style style:name="gr1" style:family="graphic" style:parent-style-name="standard">
      <style:graphic-properties draw:fill-color="#306db3" draw:opacity="100%" draw:textarea-horizontal-align="justify" draw:textarea-vertical-align="middle" draw:auto-grow-height="false" fo:min-height="15.498cm" fo:min-width="0.00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standard">
      <style:graphic-properties draw:stroke="none" svg:stroke-color="#000000" draw:fill="none" draw:fill-color="#ffffff" fo:min-height="0.93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5" style:family="graphic" style:parent-style-name="standard">
      <style:graphic-properties draw:stroke="dash" draw:stroke-dash="Fine_20_Dashed" svg:stroke-width="0.035cm" svg:stroke-color="#c3c3c3" draw:marker-start-width="0.252cm" draw:marker-end-width="0.252cm" draw:fill="none" draw:textarea-horizontal-align="justify" draw:textarea-vertical-align="middle" draw:auto-grow-height="false" fo:min-height="5.824cm" fo:min-width="5.574cm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color="#32c5a1" draw:fill="gradient" draw:fill-color="#32c5a1" draw:fill-gradient-name="Gradient_20_34" draw:opacity="100%" draw:textarea-horizontal-align="justify" draw:textarea-vertical-align="middle" draw:auto-grow-height="false" fo:min-height="0.617cm" fo:min-width="0.367cm" draw:shadow="visible" draw:shadow-offset-x="0.071cm" draw:shadow-offset-y="0.071cm" draw:shadow-opacity="32%"/>
    </style:style>
    <style:style style:name="gr8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dash" draw:stroke-dash="Fine_20_Dashed" svg:stroke-width="0.035cm" svg:stroke-color="#eeeeee" draw:marker-start-width="0.252cm" draw:marker-end-width="0.252cm" draw:fill="none" draw:textarea-horizontal-align="justify" draw:textarea-vertical-align="middle" draw:auto-grow-height="false" fo:min-height="8.475cm" fo:min-width="8.225cm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53cm" svg:stroke-color="#eeeee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3cm" fo:min-width="0.743cm" draw:shadow="visible" draw:shadow-offset-x="0.071cm" draw:shadow-offset-y="0.071cm" draw:shadow-opacity="32%"/>
    </style:style>
    <style:style style:name="gr13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4cm" fo:min-width="0.742cm" draw:shadow="visible" draw:shadow-offset-x="0.071cm" draw:shadow-offset-y="0.071cm" draw:shadow-opacity="32%"/>
    </style:style>
    <style:style style:name="gr14" style:family="graphic" style:parent-style-name="objectwithoutfill">
      <style:graphic-properties draw:stroke="solid" svg:stroke-width="0.053cm" svg:stroke-color="#eeeee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1cm" fo:min-width="0.741cm" draw:shadow="visible" draw:shadow-offset-x="0.071cm" draw:shadow-offset-y="0.071cm" draw:shadow-opacity="32%"/>
    </style:style>
    <style:style style:name="gr16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4cm" fo:min-width="0.743cm" draw:shadow="visible" draw:shadow-offset-x="0.071cm" draw:shadow-offset-y="0.071cm" draw:shadow-opacity="32%"/>
    </style:style>
    <style:style style:name="gr17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3cm" fo:min-width="0.744cm" draw:shadow="visible" draw:shadow-offset-x="0.071cm" draw:shadow-offset-y="0.071cm" draw:shadow-opacity="32%"/>
    </style:style>
    <style:style style:name="gr18" style:family="graphic" style:parent-style-name="standard">
      <style:graphic-properties svg:stroke-color="#3465a4" draw:fill-color="#306db3" draw:opacity="100%" draw:textarea-horizontal-align="justify" draw:textarea-vertical-align="middle" draw:auto-grow-height="false" fo:min-height="1.47cm" fo:min-width="27.501cm"/>
    </style:style>
    <style:style style:name="gr19" style:family="graphic" style:parent-style-name="standard">
      <style:graphic-properties draw:fill-color="#729fcf" draw:opacity="100%" draw:textarea-horizontal-align="justify" draw:textarea-vertical-align="middle" draw:auto-grow-height="false" fo:min-height="15.498cm" fo:min-width="0.008cm"/>
    </style:style>
    <style:style style:name="gr2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6.569cm"/>
    </style:style>
    <style:style style:name="gr2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3.13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00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pr1" style:family="presentation" style:parent-style-name="Default-title">
      <style:graphic-properties fo:min-height="3.202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4.211cm" style:use-optimal-column-width="false"/>
    </style:style>
    <style:style style:name="co2" style:family="table-column">
      <style:table-column-properties style:column-width="8.218cm" style:use-optimal-column-width="false"/>
    </style:style>
    <style:style style:name="co3" style:family="table-column">
      <style:table-column-properties style:column-width="13.081cm" style:use-optimal-column-width="false"/>
    </style:style>
    <style:style style:name="ro1" style:family="table-row">
      <style:table-row-properties style:row-height="1.301cm"/>
    </style:style>
    <style:style style:name="ro2" style:family="table-row">
      <style:table-row-properties style:row-height="1.304cm"/>
    </style:style>
    <style:style style:name="ro3" style:family="table-row">
      <style:table-row-properties style:row-height="1.2cm"/>
    </style:style>
    <style:style style:name="ce1" style:family="table-cell">
      <loext:graphic-properties draw:fill-color="#dddddd" draw:textarea-vertical-align="middle"/>
      <style:paragraph-properties fo:text-align="center"/>
      <style:text-properties fo:color="#333333" style:font-name="Source Sans Pro Semibold1" fo:font-size="8pt" style:font-size-asian="8pt" style:font-size-complex="8pt"/>
    </style:style>
    <style:style style:name="ce2" style:family="table-cell">
      <loext:graphic-properties draw:fill-color="#306db3" draw:textarea-vertical-align="middle"/>
      <style:paragraph-properties fo:text-align="center"/>
      <style:text-properties fo:color="#ffffff" style:font-name="Source Sans Pro Semibold" fo:font-size="8pt" style:font-size-asian="8pt" style:font-size-complex="8pt"/>
    </style:style>
    <style:style style:name="ce3" style:family="table-cell">
      <loext:graphic-properties draw:fill-color="#4a88cf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style:font-name="Source Sans Pro Semibold" fo:font-size="8pt" style:font-size-asian="8pt" style:font-size-complex="8pt"/>
    </style:style>
    <style:style style:name="ce4" style:family="table-cell">
      <loext:graphic-properties draw:fill-color="#dddddd" draw:textarea-vertical-align="middle"/>
      <style:paragraph-properties fo:text-align="center"/>
      <style:text-properties fo:color="#333333" style:font-name="Source Sans Pro Light" fo:font-size="8pt" style:font-size-asian="8pt" style:font-size-complex="8pt"/>
    </style:style>
    <style:style style:name="ce5" style:family="table-cell">
      <loext:graphic-properties draw:fill-color="#306db3" draw:textarea-vertical-align="middle"/>
      <style:paragraph-properties fo:text-align="start"/>
      <style:text-properties fo:color="#ffffff" style:font-name="Source Sans Pro Light" fo:font-size="8pt" style:font-size-asian="8pt" style:font-size-complex="8pt"/>
    </style:style>
    <style:style style:name="ce6" style:family="table-cell">
      <loext:graphic-properties draw:fill-color="#4a88cf" draw:textarea-vertical-align="middle"/>
      <style:paragraph-properties fo:text-align="start"/>
      <style:text-properties fo:color="#ffffff" style:font-name="Source Sans Pro Light" fo:font-size="8pt" style:font-size-asian="8pt" style:font-size-complex="8pt"/>
    </style:style>
    <style:style style:name="ce7" style:family="table-cell">
      <loext:graphic-properties draw:fill-color="#306db3" draw:textarea-vertical-align="middle"/>
      <style:paragraph-properties fo:text-align="start"/>
      <style:text-properties fo:color="#ffffff" style:font-name="Source Sans Pro Semibold" fo:font-size="8pt" style:font-size-asian="8pt" style:font-size-complex="8pt"/>
    </style:style>
    <style:style style:name="ce8" style:family="table-cell">
      <loext:graphic-properties draw:fill-color="#4a88cf" draw:textarea-vertical-align="middle"/>
      <style:paragraph-properties fo:text-align="start"/>
      <style:text-properties fo:color="#ffffff" style:font-name="Source Sans Pro Semibold" fo:font-size="8pt" style:font-size-asian="8pt" style:font-size-complex="8pt"/>
    </style:style>
    <style:style style:name="P1" style:family="paragraph">
      <loext:graphic-properties draw:fill-color="#306db3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465a4" style:font-name="Source Sans Pro Semibold" fo:font-size="26pt" style:font-size-asian="26pt" style:font-size-complex="26pt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line-height="100%" fo:text-align="start"/>
      <style:text-properties style:font-name="Source Sans Pro ExtraLight" fo:letter-spacing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gradient" draw:fill-color="#32c5a1" draw:fill-gradient-name="Gradient_20_34" draw:opacity="100%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gradient" draw:fill-color="#32c5a1" draw:fill-gradient-name="Gradient_20_37" draw:opacity="100%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-color="#306db3" draw:opacity="100%"/>
      <style:paragraph-properties fo:text-align="center"/>
      <style:text-properties fo:color="#ffffff" style:font-name="Source Sans Pro SemiBold" fo:font-size="24pt" style:font-size-asian="24pt" style:font-size-complex="24pt"/>
    </style:style>
    <style:style style:name="P13" style:family="paragraph">
      <loext:graphic-properties draw:fill-color="#729fcf" draw:opacity="100%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text-properties fo:color="#ffffff" style:font-name="Source Sans Pro SemiBold" fo:font-size="20pt" style:font-size-asian="20pt" style:font-size-complex="20pt"/>
    </style:style>
    <style:style style:name="P16" style:family="paragraph">
      <loext:graphic-properties draw:fill="none" draw:fill-color="#ffffff"/>
      <style:paragraph-properties fo:text-align="start"/>
      <style:text-properties fo:color="#000000" style:font-name="Source Sans Pro SemiBold" fo:font-size="20pt" style:font-size-asian="20pt" style:font-size-complex="20pt"/>
    </style:style>
    <style:style style:name="P17" style:family="paragraph">
      <style:paragraph-properties fo:text-align="center"/>
      <style:text-properties fo:font-size="8pt" style:font-size-asian="8pt" style:font-size-complex="8pt"/>
    </style:style>
    <style:style style:name="P18" style:family="paragraph">
      <style:paragraph-properties fo:text-align="start"/>
      <style:text-properties fo:color="#ffffff" fo:font-size="8pt" style:font-size-asian="8pt" style:font-size-complex="8pt"/>
    </style:style>
    <style:style style:name="P19" style:family="paragraph">
      <style:paragraph-properties fo:text-align="start"/>
      <style:text-properties fo:color="#ffffff" style:font-name="Source Sans Pro Light" fo:font-size="8pt" style:font-size-asian="8pt" style:font-size-complex="8pt"/>
    </style:style>
    <style:style style:name="P20" style:family="paragraph">
      <style:paragraph-properties fo:text-align="center"/>
      <style:text-properties fo:color="#333333" style:font-name="Source Sans Pro Light" fo:font-size="8pt" style:font-size-asian="8pt" style:font-size-complex="8pt"/>
    </style:style>
    <style:style style:name="P21" style:family="paragraph">
      <style:paragraph-properties fo:text-align="start"/>
      <style:text-properties fo:font-size="8pt" style:font-size-asian="8pt" style:font-size-complex="8pt"/>
    </style:style>
    <style:style style:name="P22" style:family="paragraph">
      <style:paragraph-properties fo:text-align="center"/>
      <style:text-properties fo:font-size="16pt" style:font-size-asian="16pt" style:font-size-complex="16pt"/>
    </style:style>
    <style:style style:name="P23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variant="normal" fo:text-transform="none" fo:color="#3465a4" style:text-outline="false" style:text-line-through-style="none" style:text-line-through-type="none" style:font-name="Source Sans Pro Semibold" fo:font-size="26pt" fo:font-style="normal" fo:text-shadow="none" style:text-underline-style="none" fo:font-weight="normal" style:letter-kerning="true" fo:background-color="transparent" style:font-name-asian="Source Sans Pro Semibold2" style:font-size-asian="26pt" style:font-style-asian="normal" style:font-weight-asian="normal" style:font-name-complex="Source Sans Pro Semibold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59979" style:text-outline="false" style:text-line-through-style="none" style:text-line-through-type="none" style:font-name="Source Sans Pro Semibold" fo:font-size="26pt" fo:font-style="normal" fo:text-shadow="none" style:text-underline-style="none" fo:font-weight="normal" style:letter-kerning="true" fo:background-color="transparent" style:font-name-asian="Source Sans Pro Semibold2" style:font-size-asian="26pt" style:font-style-asian="normal" style:font-weight-asian="normal" style:font-name-complex="Source Sans Pro Semibold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333333" style:text-outline="false" style:text-line-through-style="none" style:text-line-through-type="none" style:font-name="Source Sans Pro ExtraLight" fo:font-size="22pt" fo:letter-spacing="normal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3465a4" style:text-outline="false" style:text-line-through-style="none" style:text-line-through-type="none" style:font-name="Source Sans Pro" fo:font-size="20pt" fo:letter-spacing="normal" fo:font-style="normal" fo:text-shadow="none" style:text-underline-style="none" fo:font-weight="normal" style:letter-kerning="true" fo:background-color="transparent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3465a4" style:text-outline="false" style:text-line-through-style="none" style:text-line-through-type="none" style:font-name="Source Sans Pro Semibold" fo:font-size="22pt" fo:letter-spacing="normal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3465a4" style:text-outline="false" style:text-line-through-style="none" style:text-line-through-type="none" style:font-name="Source Sans Pro" fo:font-size="14pt" fo:letter-spacing="normal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d8d8d" style:text-outline="false" style:text-line-through-style="none" style:text-line-through-type="none" style:font-name="Source Sans Pro" fo:font-size="14pt" fo:letter-spacing="normal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style:font-name="Source Sans Pro SemiBold" fo:font-size="24pt" style:font-size-asian="24pt" style:font-size-complex="24pt"/>
    </style:style>
    <style:style style:name="T9" style:family="text">
      <style:text-properties fo:color="#ffffff" style:font-name="Source Sans Pro SemiBold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ffffff" style:font-name="Source Sans Pro SemiBold" fo:font-size="20pt" style:font-size-asian="20pt" style:font-size-complex="20pt"/>
    </style:style>
    <style:style style:name="T11" style:family="text">
      <style:text-properties fo:color="#000000" style:font-name="Source Sans Pro SemiBold"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color="#000000" style:font-name="Source Sans Pro SemiBold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3" style:family="text">
      <style:text-properties fo:color="#000000" style:font-name="Source Sans Pro SemiBold" fo:font-size="20pt" style:font-size-asian="20pt" style:font-size-complex="20pt"/>
    </style:style>
    <style:style style:name="T14" style:family="text">
      <style:text-properties fo:color="#000000" style:font-name="Source Sans Pro SemiBold"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Source Sans Pro SemiBold" fo:font-size="20pt" fo:font-style="normal" fo:text-shadow="none" style:text-underline-style="none" fo:font-weight="bold" style:letter-kerning="true" style:font-name-asian="Noto Sans CJK SC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Source Sans Pro SemiBold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Source Sans Pro Semibold" fo:font-style="normal" fo:text-shadow="none" style:text-underline-style="none" fo:font-weight="normal" style:letter-kerning="true" style:font-name-asian="Liberation Sans1" style:font-style-asian="normal" style:font-weight-asian="normal" style:font-name-complex="Liberation Sans1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style:font-name="Source Sans Pro Semibold"/>
    </style:style>
    <style:style style:name="T19" style:family="text">
      <style:text-properties fo:color="#333333" style:font-name="Source Sans Pro Light"/>
    </style:style>
    <style:style style:name="T20" style:family="text">
      <style:text-properties style:font-name="Source Sans Pro SemiBold"/>
    </style:style>
    <style:style style:name="T21" style:family="text">
      <style:text-properties fo:color="#ffffff" style:font-name="Source Sans Pro Light" fo:font-size="8pt" style:font-size-asian="8pt" style:font-size-complex="8pt"/>
    </style:style>
    <style:style style:name="T22" style:family="text">
      <style:text-properties fo:color="#ffffff" style:font-name="Source Sans Pro Semibold" fo:font-size="8pt" style:font-size-asian="8pt" style:font-size-complex="8pt"/>
    </style:style>
    <style:style style:name="T23" style:family="text">
      <style:text-properties fo:color="#000000" style:font-name="Source Sans Pro SemiBold" fo:font-size="16pt" fo:font-weight="normal" style:font-size-asian="16pt" style:font-weight-asian="normal" style:font-size-complex="16pt" style:font-weight-complex="normal"/>
    </style:style>
    <style:style style:name="T24" style:family="text">
      <style:text-properties fo:color="#000000" style:font-name="Source Sans Pro SemiBold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14.224cm" svg:height="3.202cm" svg:x="1.778cm" svg:y="2.032cm" presentation:class="title" presentation:user-transformed="true">
          <draw:text-box>
            <text:p text:style-name="P2"><text:span text:style-name="T1">Wprowadzenie do </text:span><text:span text:style-name="T1">algorytmów</text:span><text:span text:style-name="T1"><text:line-break/></text:span><text:span text:style-name="T1">i struktur danych w </text:span><text:span text:style-name="T2">Pythonie</text:span><text:span text:style-name="T1">.</text:span></text:p>
          </draw:text-box>
        </draw:frame>
        <draw:frame draw:style-name="gr2" draw:text-style-name="P4" draw:layer="layout" svg:width="0.502cm" svg:height="1.187cm" svg:x="17.018cm" svg:y="-1.778cm">
          <draw:text-box>
            <text:p/>
          </draw:text-box>
        </draw:frame>
        <draw:frame draw:style-name="gr3" draw:text-style-name="P4" draw:layer="layout" svg:width="0.001cm" svg:height="1.187cm" svg:x="4.318cm" svg:y="-1.524cm">
          <draw:text-box>
            <text:p/>
          </draw:text-box>
        </draw:frame>
        <draw:frame draw:style-name="gr4" draw:text-style-name="P4" draw:layer="layout" svg:width="10.668cm" svg:height="1.187cm" svg:x="4.826cm" svg:y="5.588cm">
          <draw:text-box>
            <text:p/>
          </draw:text-box>
        </draw:frame>
        <draw:frame presentation:style-name="pr2" draw:text-style-name="P6" draw:layer="layout" svg:width="16.806cm" svg:height="7.366cm" svg:x="0.77cm" svg:y="8.128cm" presentation:class="outline" presentation:user-transformed="true">
          <draw:text-box>
            <text:list text:style-name="L2">
              <text:list-header>
                <text:p text:style-name="P5"><text:span text:style-name="T3">Część pierwsza:</text:span></text:p>
                <text:p text:style-name="P5"><text:span text:style-name="T4">Notacja asymptotyczna</text:span></text:p>
                <text:p text:style-name="P5"><text:span text:style-name="T5"/></text:p>
                <text:p text:style-name="P5"><text:span text:style-name="T5"/></text:p>
                <text:p text:style-name="P5"><text:span text:style-name="T6"/></text:p>
                <text:p text:style-name="P5"><text:span text:style-name="T6"/></text:p>
                <text:p text:style-name="P5"><text:span text:style-name="T6">Michał Wiśniewski</text:span></text:p>
                <text:p text:style-name="P5"><text:span text:style-name="T7">12-13 październik 2021</text:span></text:p>
              </text:list-header>
            </text:list>
          </draw:text-box>
        </draw:frame>
        <draw:custom-shape draw:style-name="gr5" draw:text-style-name="P7" draw:layer="layout" svg:width="8.636cm" svg:height="8.636cm" svg:x="16.94cm" svg:y="4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19.734cm" svg:y1="8.949cm" svg:x2="21.258cm" svg:y2="13.267cm">
          <text:p/>
        </draw:line>
        <draw:line draw:style-name="gr6" draw:text-style-name="P7" draw:layer="layout" svg:x1="22.782cm" svg:y1="8.949cm" svg:x2="21.512cm" svg:y2="13.013cm">
          <text:p/>
        </draw:line>
        <draw:custom-shape draw:style-name="gr7" draw:text-style-name="P8" draw:layer="layout" svg:width="1.225cm" svg:height="1.225cm" svg:x="20.75cm" svg:y="12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19.734cm" svg:y1="8.949cm" svg:x2="17.956cm" svg:y2="11.743cm">
          <text:p/>
        </draw:line>
        <draw:line draw:style-name="gr6" draw:text-style-name="P7" draw:layer="layout" svg:x1="17.702cm" svg:y1="11.997cm" svg:x2="22.528cm" svg:y2="9.048cm">
          <text:p/>
        </draw:line>
        <draw:custom-shape draw:style-name="gr7" draw:text-style-name="P8" draw:layer="layout" svg:width="1.225cm" svg:height="1.225cm" svg:x="17.239cm" svg:y="11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22.782cm" svg:y1="8.949cm" svg:x2="24.56cm" svg:y2="11.743cm">
          <text:p/>
        </draw:line>
        <draw:line draw:style-name="gr6" draw:text-style-name="P7" draw:layer="layout" svg:x1="24.306cm" svg:y1="11.743cm" svg:x2="19.988cm" svg:y2="8.949cm">
          <text:p/>
        </draw:line>
        <draw:custom-shape draw:style-name="gr7" draw:text-style-name="P8" draw:layer="layout" svg:width="1.225cm" svg:height="1.225cm" svg:x="24.052cm" svg:y="11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21.385cm" svg:y1="4.885cm" svg:x2="19.734cm" svg:y2="8.695cm">
          <text:p/>
        </draw:line>
        <draw:custom-shape draw:style-name="gr7" draw:text-style-name="P8" draw:layer="layout" svg:width="1.225cm" svg:height="1.225cm" svg:x="19.073cm" svg:y="8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21.512cm" svg:y1="4.885cm" svg:x2="22.782cm" svg:y2="8.949cm">
          <text:p/>
        </draw:line>
        <draw:custom-shape draw:style-name="gr7" draw:text-style-name="P8" draw:layer="layout" svg:width="1.225cm" svg:height="1.225cm" svg:x="22.121cm" svg:y="8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225cm" svg:height="1.225cm" svg:x="20.795cm" svg:y="4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g>
          <draw:custom-shape draw:style-name="gr10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7" draw:layer="layout" svg:x1="18.276cm" svg:y1="7.661cm" svg:x2="20.462cm" svg:y2="13.854cm">
            <text:p/>
          </draw:line>
          <draw:line draw:style-name="gr11" draw:text-style-name="P7" draw:layer="layout" svg:x1="22.647cm" svg:y1="7.661cm" svg:x2="20.826cm" svg:y2="13.489cm">
            <text:p/>
          </draw:line>
          <draw:custom-shape draw:style-name="gr12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7" draw:layer="layout" svg:x1="18.276cm" svg:y1="7.661cm" svg:x2="15.726cm" svg:y2="11.668cm">
            <text:p/>
          </draw:line>
          <draw:line draw:style-name="gr11" draw:text-style-name="P7" draw:layer="layout" svg:x1="15.362cm" svg:y1="12.032cm" svg:x2="22.283cm" svg:y2="7.803cm">
            <text:p/>
          </draw:line>
          <draw:custom-shape draw:style-name="gr13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7" draw:layer="layout" svg:x1="22.647cm" svg:y1="7.661cm" svg:x2="25.197cm" svg:y2="11.668cm">
            <text:p/>
          </draw:line>
          <draw:line draw:style-name="gr11" draw:text-style-name="P7" draw:layer="layout" svg:x1="24.833cm" svg:y1="11.668cm" svg:x2="18.64cm" svg:y2="7.661cm">
            <text:p/>
          </draw:line>
          <draw:custom-shape draw:style-name="gr13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7" draw:layer="layout" svg:x1="20.644cm" svg:y1="1.832cm" svg:x2="18.276cm" svg:y2="7.296cm">
            <text:p/>
          </draw:line>
          <draw:custom-shape draw:style-name="gr15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7" draw:layer="layout" svg:x1="20.826cm" svg:y1="1.832cm" svg:x2="22.647cm" svg:y2="7.66cm">
            <text:p/>
          </draw:line>
          <draw:custom-shape draw:style-name="gr16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8" draw:text-style-name="P12" draw:layer="layout" svg:width="28.001cm" svg:height="1.72cm" svg:x="0cm" svg:y="6.581cm">
          <text:p text:style-name="P11"><text:span text:style-name="T8">Czym jest </text:span><text:span text:style-name="T8">algorytm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office:forms form:automatic-focus="false" form:apply-design-mode="false"/>
        <draw:custom-shape draw:style-name="gr19" draw:text-style-name="P13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20" draw:text-style-name="P15" draw:layer="layout" svg:width="25.041cm" svg:height="6.819cm" svg:x="2.54cm" svg:y="4.466cm">
          <draw:text-box>
            <text:p><text:span text:style-name="T9">Algorytm</text:span><text:span text:style-name="T10"> </text:span><text:span text:style-name="T9">-</text:span><text:span text:style-name="T10"> ciąg jednoznacznie </text:span><text:span text:style-name="T10">zdefiniowanych czynności, </text:span><text:span text:style-name="T10">przekształcających pewne dane </text:span><text:span text:style-name="T10">wejściowe do pewnych danych </text:span><text:span text:style-name="T10">wyjściowych, w celu rozwiązania </text:span><text:span text:style-name="T10">określonego problemu.</text:span></text:p>
            <text:p><text:span text:style-name="T10"/></text:p>
            <text:p><text:span text:style-name="T10"/></text:p>
            <text:p text:style-name="P14"><text:span text:style-name="T10">Dwie kluczowe cechy algorytmu:</text:span></text:p>
            <text:list text:style-name="L3">
              <text:list-item>
                <text:p text:style-name="P14"><text:span text:style-name="T10">zwraca poprawny wynik</text:span></text:p>
              </text:list-item>
              <text:list-item>
                <text:p><text:span text:style-name="T10">efektywnie wykorzystuje zasoby </text:span><text:span text:style-name="T10">obliczeniowe</text:span></text:p>
              </text:list-item>
            </text:list>
          </draw:text-box>
        </draw:fram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21" draw:text-style-name="P16" draw:layer="layout" svg:width="26.022cm" svg:height="13.387cm" svg:x="1.322cm" svg:y="1.349cm">
          <draw:text-box>
            <text:p text:style-name="P2"><text:span text:style-name="T11">Podział algorytmów ze względu na </text:span><text:span text:style-name="T11">definiowanie “</text:span><text:span text:style-name="T12">poprawności </text:span><text:span text:style-name="T12">wyniku</text:span><text:span text:style-name="T11">”:</text:span></text:p>
            <text:p><text:span text:style-name="T13"/></text:p>
            <text:p text:style-name="P14"><text:span text:style-name="T14">dokładne</text:span><text:span text:style-name="T13"> – zwracają optymalne </text:span><text:span text:style-name="T13">rozwiązanie (sortowanie listy, </text:span><text:span text:style-name="T13">mnożenie macieży) <text:s/></text:span></text:p>
            <text:p text:style-name="P14"><text:span text:style-name="T13"/></text:p>
            <text:p><text:span text:style-name="T14">heurystyczne</text:span><text:span text:style-name="T13"> - nie gwarantują </text:span><text:span text:style-name="T13">znalezienia optymalnego </text:span><text:span text:style-name="T13">rozwiązania. Zwracane przez </text:span><text:span text:style-name="T13">niego rozwiązanie może być </text:span><text:span text:style-name="T13">dowolnie odległe od optimum. </text:span><text:span text:style-name="T13">Służą do znajdowania rozwiązań </text:span><text:span text:style-name="T13">problemów dla których klasyczne </text:span><text:span text:style-name="T13">metody są zbyt wolne lub nie są w </text:span><text:span text:style-name="T13">stanie osiągnąć optymalnego </text:span><text:span text:style-name="T13">wyniku (prognozowanie pogody, </text:span><text:span text:style-name="T13">problem komiwojażera).</text:span></text:p>
            <text:p><text:span text:style-name="T13"/></text:p>
            <text:p><text:span text:style-name="T15">aproksymacyjne</text:span><text:span text:style-name="T16"> – tak jak </text:span><text:span text:style-name="T16">algorytmy heurystyczne nie </text:span><text:span text:style-name="T16">gwarantują znalezienia </text:span><text:span text:style-name="T16">optymalnego rozwiązania. </text:span><text:span text:style-name="T13">Zwracane przez niego rozwiązanie </text:span><text:span text:style-name="T13">różni się znanym czynnikiem od </text:span><text:span text:style-name="T13">optymalnej miary ilościowej </text:span><text:span text:style-name="T13">rozwiązania (określenie czy liczba </text:span><text:span text:style-name="T13">jest pierwsza ze wskaźnikiem </text:span><text:span text:style-name="T13">błędu wynoszącym np. 2^50).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5.509cm" svg:height="10.312cm" svg:x="1.477cm" svg:y="3.3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 text:style-name="P17"><text:span text:style-name="T17">Miara wydajnośći</text:span></text:p>
              </table:table-cell>
              <table:table-cell table:style-name="ce3">
                <text:p text:style-name="P17"><text:span text:style-name="T18">Przykładowe zwiększenie </text:span><text:span text:style-name="T18">efektywności</text:span></text:p>
              </table:table-cell>
            </table:table-row>
            <table:table-row table:style-name="ro1">
              <table:table-cell table:style-name="ce4">
                <text:p text:style-name="P17"><text:span text:style-name="T19">czas</text:span></text:p>
              </table:table-cell>
              <table:table-cell table:style-name="ce5">
                <text:p text:style-name="P18"><text:span text:style-name="T20">Zwrócenie wyniku w </text:span><text:span text:style-name="T20">akceptowalnym przedziale </text:span><text:span text:style-name="T20">czasowym.</text:span></text:p>
              </table:table-cell>
              <table:table-cell table:style-name="ce6">
                <text:p text:style-name="P19">Posortowanie danych przed wielokrotnym przeszukaniem zbioru dancyh.</text:p>
              </table:table-cell>
            </table:table-row>
            <table:table-row table:style-name="ro1">
              <table:table-cell table:style-name="ce4">
                <text:p text:style-name="P17"><text:span text:style-name="T19">pamięć</text:span></text:p>
              </table:table-cell>
              <table:table-cell table:style-name="ce5">
                <text:p text:style-name="P19"/>
                <text:p text:style-name="P19">Zużycie minimalnej ilości pamięci podczas obliczeń.</text:p>
              </table:table-cell>
              <table:table-cell table:style-name="ce6">
                <text:p text:style-name="P19">Wykonywanie operacji zamian “na miejscu” podczas sortowania.</text:p>
              </table:table-cell>
            </table:table-row>
            <table:table-row table:style-name="ro1">
              <table:table-cell table:style-name="ce4">
                <text:p text:style-name="P17"><text:span text:style-name="T19">pamięć</text:span></text:p>
              </table:table-cell>
              <table:table-cell table:style-name="ce5">
                <text:p text:style-name="P19">Wykorzystanie całej dostępnej pamięci, w celu przyspieszenia działania algorytmu. </text:p>
              </table:table-cell>
              <table:table-cell table:style-name="ce6">
                <text:p text:style-name="P19">Zmiana algorytmu sortowania opierającego się na porównywaniu kluczy, na algorytm sortowania przez zliczanie.</text:p>
              </table:table-cell>
            </table:table-row>
            <table:table-row table:style-name="ro1">
              <table:table-cell table:style-name="ce4">
                <text:p text:style-name="P17"><text:span text:style-name="T19">przestrzeń dyskowa</text:span></text:p>
              </table:table-cell>
              <table:table-cell table:style-name="ce5">
                <text:p text:style-name="P19">Minimalna wielkość pliku.</text:p>
              </table:table-cell>
              <table:table-cell table:style-name="ce6">
                <text:p text:style-name="P19">Zastosowanie algorytmu o wyższym stopniu bezstratnej kompresji danych.</text:p>
              </table:table-cell>
            </table:table-row>
            <table:table-row table:style-name="ro2">
              <table:table-cell table:style-name="ce4">
                <text:p text:style-name="P17"><text:span text:style-name="T19">przepustowości sieci</text:span></text:p>
              </table:table-cell>
              <table:table-cell table:style-name="ce5">
                <text:p text:style-name="P19">Optymalne wykorzystanie przepustowości sieci.</text:p>
              </table:table-cell>
              <table:table-cell table:style-name="ce6">
                <text:p text:style-name="P2"><text:span text:style-name="T21">Zastosowanie algorytmu dopasowującego szybkości transmisji danych do rejestrowanego poziomu liczby utraconych pakietów.</text:span></text:p>
              </table:table-cell>
            </table:table-row>
            <table:table-row table:style-name="ro3">
              <table:table-cell table:style-name="ce4">
                <text:p text:style-name="P17"><text:span text:style-name="T19">wydajność energetyczna</text:span></text:p>
              </table:table-cell>
              <table:table-cell table:style-name="ce5">
                <text:p text:style-name="P19">Minimalne zużycie energii elektrycznej potrzebnej do wykonania obliczeń.</text:p>
              </table:table-cell>
              <table:table-cell table:style-name="ce6">
                <text:p text:style-name="P19">Zwiększenie stopnia zwektoryzowania obliczeń wykonywanych na GPU.</text:p>
              </table:table-cell>
            </table:table-row>
            <table:table-row table:style-name="ro2">
              <table:table-cell table:style-name="ce4">
                <text:p text:style-name="P20">stabilność systemu</text:p>
              </table:table-cell>
              <table:table-cell table:style-name="ce7">
                <text:p text:style-name="P21"><text:span text:style-name="T18">Równomierne obciążenie węzłów klastra sieciowego.</text:span></text:p>
              </table:table-cell>
              <table:table-cell table:style-name="ce8">
                <text:p text:style-name="P2"><text:span text:style-name="T22">Zaimplementowanie algorytmu równoważenia obciążenia, który dostosowuje ilość wysyłanych zapytań dla każdego węzła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2" draw:text-style-name="P23" draw:layer="layout" svg:width="25.549cm" svg:height="1.257cm" svg:x="1.373cm" svg:y="1.361cm">
          <draw:text-box>
            <text:p text:style-name="P22"><text:span text:style-name="T23">Przykładowe metryki “</text:span><text:span text:style-name="T24">efektywnego </text:span><text:span text:style-name="T24">wykorzystywania zasobów obliczeniowych</text:span><text:span text:style-name="T23">”.</text:span></text:p>
          </draw:text-box>
        </draw:frame>
        <presentation:notes draw:style-name="dp2">
          <office:forms form:automatic-focus="false" form:apply-design-mode="false"/>
          <draw:page-thumbnail draw:style-name="gr9" draw:layer="layout" svg:width="18.624cm" svg:height="10.476cm" svg:x="1.482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23" draw:text-style-name="P4" draw:layer="layout" svg:width="16.907cm" svg:height="3.806cm" svg:x="4.498cm" svg:y="5.477cm">
          <draw:text-box>
            <text:p>Czasem generowanie przybliżonego wyniku jest jedynym akceptowalnym rozwiązaniem.</text:p>
            <text:p/>
            <text:p>mierzenie czasu wykonania jest tylko jedną z wielu metryk wydajności.</text:p>
          </draw:text-box>
        </draw:fram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24" draw:text-style-name="P4" draw:layer="layout" svg:width="12.7cm" svg:height="4.517cm" svg:x="6.096cm" svg:y="3.81cm">
          <draw:text-box>
            <text:p>https://pl.wikipedia.org/wiki/Algorytm</text:p>
          </draw:text-box>
        </draw:fram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Source Sans Pro SemiBold" svg:font-family="'Source Sans Pro SemiBold'" style:font-family-generic="swiss"/>
    <style:font-face style:name="Source Sans Pro Semibold2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4" draw:display-name="Gradient 34" draw:style="linear" draw:start-color="#32c5a1" draw:end-color="#159979" draw:start-intensity="100%" draw:end-intensity="100%" draw:angle="320" draw:border="0%"/>
    <draw:gradient draw:name="Gradient_20_37" draw:display-name="Gradient 37" draw:style="linear" draw:start-color="#eeeeee" draw:end-color="#dddddd" draw:start-intensity="100%" draw:end-intensity="100%" draw:angle="32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31T18:51:50.955512724</meta:creation-date>
    <dc:date>2021-08-03T07:44:26.698102969</dc:date>
    <meta:editing-duration>PT55M35S</meta:editing-duration>
    <meta:editing-cycles>15</meta:editing-cycles>
    <meta:generator>LibreOffice/6.0.7.3$Linux_X86_64 LibreOffice_project/00m0$Build-3</meta:generator>
    <meta:document-statistic meta:object-count="82"/>
  </office:meta>
</office:document-meta>
</file>